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erContext.getExtern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erContext.setExternalContext( Object exter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apterContext.AdapterContext( Object external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